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1.34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to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rzystanek &quot;;[.A3])" office:value-type="string" office:string-value="Przystanek 1" calcext:value-type="string">
            <text:p>Przystanek 1</text:p>
          </table:table-cell>
          <table:table-cell office:value-type="float" office:value="15" calcext:value-type="float">
            <text:p>15</text:p>
          </table:table-cell>
          <table:table-cell table:formula="of:=[.D4]+20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rzystanek &quot;;[.A4])" office:value-type="string" office:string-value="Przystanek 2" calcext:value-type="string">
            <text:p>Przystanek 2</text:p>
          </table:table-cell>
          <table:table-cell office:value-type="float" office:value="45" calcext:value-type="float">
            <text:p>45</text:p>
          </table:table-cell>
          <table:table-cell table:formula="of:=[.D5]+20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rzystanek &quot;;[.A5])" office:value-type="string" office:string-value="Przystanek 3" calcext:value-type="string">
            <text:p>Przystanek 3</text:p>
          </table:table-cell>
          <table:table-cell office:value-type="float" office:value="60" calcext:value-type="float">
            <text:p>60</text:p>
          </table:table-cell>
          <table:table-cell table:formula="of:=[.D6]+20"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rzystanek &quot;;[.A6])" office:value-type="string" office:string-value="Przystanek 4" calcext:value-type="string">
            <text:p>Przystanek 4</text:p>
          </table:table-cell>
          <table:table-cell office:value-type="float" office:value="75" calcext:value-type="float">
            <text:p>75</text:p>
          </table:table-cell>
          <table:table-cell table:formula="of:=[.D7]+20"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rzystanek &quot;;[.A7])" office:value-type="string" office:string-value="Przystanek 5" calcext:value-type="string">
            <text:p>Przystanek 5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rzystanek &quot;;[.A8])" office:value-type="string" office:string-value="Przystanek 6" calcext:value-type="string">
            <text:p>Przystanek 6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rzystanek &quot;;[.A9])" office:value-type="string" office:string-value="Przystanek 7" calcext:value-type="string">
            <text:p>Przystanek 7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rzystanek &quot;;[.A10])" office:value-type="string" office:string-value="Przystanek 8" calcext:value-type="string">
            <text:p>Przystanek 8</text:p>
          </table:table-cell>
          <table:table-cell office:value-type="float" office:value="250" calcext:value-type="float">
            <text:p>250</text:p>
          </table:table-cell>
          <table:table-cell table:formula="of:=[.D8]-15"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rzystanek &quot;;[.A11])" office:value-type="string" office:string-value="Przystanek 9" calcext:value-type="string">
            <text:p>Przystanek 9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rzystanek &quot;;[.A12])" office:value-type="string" office:string-value="Przystanek 10" calcext:value-type="string">
            <text:p>Przystanek 10</text:p>
          </table:table-cell>
          <table:table-cell table:formula="of:=[.C11]+15" office:value-type="float" office:value="515" calcext:value-type="float">
            <text:p>515</text:p>
          </table:table-cell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rzystanek &quot;;[.A13])" office:value-type="string" office:string-value="Przystanek 11" calcext:value-type="string">
            <text:p>Przystanek 1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rzystanek &quot;;[.A14])" office:value-type="string" office:string-value="Przystanek 12" calcext:value-type="string">
            <text:p>Przystanek 12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rzystanek &quot;;[.A15])" office:value-type="string" office:string-value="Przystanek 13" calcext:value-type="string">
            <text:p>Przystanek 13</text:p>
          </table:table-cell>
          <table:table-cell table:formula="of:=AVERAGE([.C10];[.C16])" office:value-type="float" office:value="375" calcext:value-type="float">
            <text:p>375</text:p>
          </table:table-cell>
          <table:table-cell table:formula="of:=AVERAGE([.D10];[.D16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rzystanek &quot;;[.A16])" office:value-type="string" office:string-value="Przystanek 14" calcext:value-type="string">
            <text:p>Przystanek 14</text:p>
          </table:table-cell>
          <table:table-cell table:formula="of:=[.C11]" office:value-type="float" office:value="500" calcext:value-type="float">
            <text:p>500</text:p>
          </table:table-cell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rzystanek &quot;;[.A17])" office:value-type="string" office:string-value="Przystanek 15" calcext:value-type="string">
            <text:p>Przystanek 15</text:p>
          </table:table-cell>
          <table:table-cell table:formula="of:=[.C12]" office:value-type="float" office:value="515" calcext:value-type="float">
            <text:p>515</text:p>
          </table:table-cell>
          <table:table-cell table:formula="of:=[.D16]+45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rzystanek &quot;;[.A18])" office:value-type="string" office:string-value="Przystanek 16" calcext:value-type="string">
            <text:p>Przystanek 16</text:p>
          </table:table-cell>
          <table:table-cell table:formula="of:=[.C17]+60" office:value-type="float" office:value="575" calcext:value-type="float">
            <text:p>575</text:p>
          </table:table-cell>
          <table:table-cell table:formula="of:=[.D17]+45"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rzystanek &quot;;[.A19])" office:value-type="string" office:string-value="Przystanek 17" calcext:value-type="string">
            <text:p>Przystanek 17</text:p>
          </table:table-cell>
          <table:table-cell table:formula="of:=[.C5]" office:value-type="float" office:value="60" calcext:value-type="float">
            <text:p>60</text:p>
          </table:table-cell>
          <table:table-cell table:formula="of:=[.D20]-20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rzystanek &quot;;[.A20])" office:value-type="string" office:string-value="Przystanek 18" calcext:value-type="string">
            <text:p>Przystanek 18</text:p>
          </table:table-cell>
          <table:table-cell office:value-type="float" office:value="80" calcext:value-type="float">
            <text:p>80</text:p>
          </table:table-cell>
          <table:table-cell table:formula="of:=[.D8]-40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rzystanek &quot;;[.A21])" office:value-type="string" office:string-value="Przystanek 19" calcext:value-type="string">
            <text:p>Przystanek 19</text:p>
          </table:table-cell>
          <table:table-cell office:value-type="float" office:value="118" calcext:value-type="float">
            <text:p>118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rzystanek &quot;;[.A22])" office:value-type="string" office:string-value="Przystanek 20" calcext:value-type="string">
            <text:p>Przystanek 20</text:p>
          </table:table-cell>
          <table:table-cell table:formula="of:=[.C12]+30" office:value-type="float" office:value="545" calcext:value-type="float">
            <text:p>545</text:p>
          </table:table-cell>
          <table:table-cell table:formula="of:=[.D16]+5"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rzystanek &quot;;[.A23])" office:value-type="string" office:string-value="Przystanek 21" calcext:value-type="string">
            <text:p>Przystanek 21</text:p>
          </table:table-cell>
          <table:table-cell table:formula="of:=[.C16]" office:value-type="float" office:value="500" calcext:value-type="float">
            <text:p>500</text:p>
          </table:table-cell>
          <table:table-cell table:formula="of:=[.D24]-20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rzystanek &quot;;[.A24])" office:value-type="string" office:string-value="Przystanek 22" calcext:value-type="string">
            <text:p>Przystanek 22</text:p>
          </table:table-cell>
          <table:table-cell table:formula="of:=[.C23]" office:value-type="float" office:value="500" calcext:value-type="float">
            <text:p>500</text:p>
          </table:table-cell>
          <table:table-cell table:formula="of:=[.D25]-20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rzystanek &quot;;[.A25])" office:value-type="string" office:string-value="Przystanek 23" calcext:value-type="string">
            <text:p>Przystanek 23</text:p>
          </table:table-cell>
          <table:table-cell table:formula="of:=[.C24]" office:value-type="float" office:value="500" calcext:value-type="float">
            <text:p>500</text:p>
          </table:table-cell>
          <table:table-cell table:formula="of:=[.D11]-20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rzystanek &quot;;[.A26])" office:value-type="string" office:string-value="Przystanek 24" calcext:value-type="string">
            <text:p>Przystanek 24</text:p>
          </table:table-cell>
          <table:table-cell table:formula="of:=[.C25]" office:value-type="float" office:value="500" calcext:value-type="float">
            <text:p>500</text:p>
          </table:table-cell>
          <table:table-cell table:formula="of:=AVERAGE([.D11];[.D15])"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rzystanek &quot;;[.A27])" office:value-type="string" office:string-value="Przystanek 25" calcext:value-type="string">
            <text:p>Przystanek 25</text:p>
          </table:table-cell>
          <table:table-cell table:formula="of:=[.C26]" office:value-type="float" office:value="500" calcext:value-type="float">
            <text:p>500</text:p>
          </table:table-cell>
          <table:table-cell table:formula="of:=INT(AVERAGE([.D15];[.D16]))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rzystanek &quot;;[.A28])" office:value-type="string" office:string-value="Przystanek 26" calcext:value-type="string">
            <text:p>Przystanek 26</text:p>
          </table:table-cell>
          <table:table-cell table:formula="of:=[.C27]" office:value-type="float" office:value="500" calcext:value-type="float">
            <text:p>500</text:p>
          </table:table-cell>
          <table:table-cell table:formula="of:=[.D17]+15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rzystanek &quot;;[.A29])" office:value-type="string" office:string-value="Przystanek 27" calcext:value-type="string">
            <text:p>Przystanek 27</text:p>
          </table:table-cell>
          <table:table-cell table:formula="of:=[.C28]" office:value-type="float" office:value="500" calcext:value-type="float">
            <text:p>500</text:p>
          </table:table-cell>
          <table:table-cell table:formula="of:=[.D18]+15"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op ids.....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L &quot;;[.A32])" office:value-type="string" office:string-value="L 1" calcext:value-type="string">
            <text:p>L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L &quot;;[.A33])" office:value-type="string" office:string-value="L 2" calcext:value-type="string">
            <text:p>L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L &quot;;[.A34])" office:value-type="string" office:string-value="L 3" calcext:value-type="string">
            <text:p>L 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L &quot;;[.A35])" office:value-type="string" office:string-value="L 4" calcext:value-type="string">
            <text:p>L 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</table:table>
      <table:table table:name="Arkusz2" table:style-name="ta1" table:print="false">
        <table:table-column table:style-name="co7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19:13:49.1029805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9:24:29.03</meta:creation-date>
    <dc:date>2020-04-18T23:12:30.227134529</dc:date>
    <meta:editing-duration>P6DT17H2M5S</meta:editing-duration>
    <meta:editing-cycles>47</meta:editing-cycles>
    <meta:generator>LibreOffice/6.0.7.3$Linux_X86_64 LibreOffice_project/00m0$Build-3</meta:generator>
    <meta:document-statistic meta:table-count="3" meta:cell-count="160" meta:object-count="0"/>
  </office:meta>
</office:document-meta>
</file>